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draw:marker-start-width="0.23cm" draw:marker-end-width="0.23cm" draw:fill="solid" draw:fill-color="#ffff99" draw:textarea-horizontal-align="center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objectwithoutfill">
      <style:graphic-properties svg:stroke-width="0.02cm" draw:marker-start-width="0.23cm" draw:marker-end-width="0.23cm" draw:fill="none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path draw:style-name="gr1" draw:layer="layout" svg:width="8.316cm" svg:height="3.273cm" svg:x="0.683cm" svg:y="0.816cm" svg:viewBox="0 0 8317 3274" svg:d="m3374 279c1240 354 2210 89 2918-19s1228-430 1729 449 386 1659-494 2070-1488 38-2532-449-2557 196-3254 702-1980 248-1702-1050 784-1615 1221-1830 874-227 2114 127z">
          <text:p/>
        </draw:path>
        <draw:path draw:style-name="gr2" draw:text-style-name="P1" draw:layer="layout" svg:width="1.241cm" svg:height="0.594cm" svg:x="1.806cm" svg:y="1.993cm" svg:viewBox="0 0 1242 595" svg:d="m0 448c165-326 398-418 544-430s402-68 698 108c-75 159-432 456-729 468s-513-146-513-146z">
          <text:p/>
        </draw:path>
        <draw:path draw:style-name="gr2" draw:text-style-name="P1" draw:layer="layout" svg:width="1.487cm" svg:height="0.579cm" svg:x="6.475cm" svg:y="1.941cm" svg:viewBox="0 0 1488 580" svg:d="m0 369c304-354 622-356 768-368s467 46 720 280c-107 140-393 323-751 296s-737-208-737-208z">
          <text:p/>
        </draw:path>
        <draw:path draw:style-name="gr3" draw:text-style-name="P1" draw:layer="layout" svg:width="0.279cm" svg:height="0.083cm" draw:transform="rotate (2.6169466804398) translate (6.45094550883925cm 2.3870253288094cm)" svg:viewBox="0 0 280 84" svg:d="m0 2405c99 30 176-14 280-74">
          <text:p/>
        </draw:path>
        <draw:path draw:style-name="gr3" draw:text-style-name="P1" draw:layer="layout" svg:width="0.279cm" svg:height="0.083cm" draw:transform="rotate (3.00353710975647) translate (8.23850744858002cm 2.26543728543387cm)" svg:viewBox="0 0 280 84" svg:d="m0-2146c99 30 176-14 280-74">
          <text:p/>
        </draw:path>
        <draw:path draw:style-name="gr3" draw:text-style-name="P1" draw:layer="layout" svg:width="0.279cm" svg:height="0.083cm" draw:transform="rotate (2.6169466804398) translate (6.45194550883925cm 2.3870253288094cm)" svg:viewBox="0 0 280 84" svg:d="m0 2406c99 30 176-14 280-74">
          <text:p/>
        </draw:path>
        <draw:path draw:style-name="gr3" draw:text-style-name="P1" draw:layer="layout" svg:width="0.279cm" svg:height="0.083cm" draw:transform="rotate (-2.79636652754597) translate (3.31082577791045cm 2.02922097158211cm)" svg:viewBox="0 0 280 84" svg:d="m0-5986c99 31 176-14 280-74">
          <text:p/>
        </draw:path>
        <draw:path draw:style-name="gr3" draw:text-style-name="P1" draw:layer="layout" svg:width="0.279cm" svg:height="0.083cm" draw:transform="rotate (2.6169466804398) translate (1.76894550883925cm 2.5070253288094cm)" svg:viewBox="0 0 280 84" svg:d="m0-2494c99 31 176-13 280-74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avid Legland</meta:initial-creator>
    <meta:creation-date>2010-09-08T15:51:37.06</meta:creation-date>
    <dc:date>2010-09-08T16:07:56.48</dc:date>
    <dc:creator>David Legland</dc:creator>
    <meta:editing-duration>PT00H00M19S</meta:editing-duration>
    <meta:editing-cycles>1</meta:editing-cycles>
    <meta:document-statistic meta:object-count="8"/>
    <meta:generator>OpenOffice.org/3.1$Win32 OpenOffice.org_project/310m19$Build-9420</meta:generator>
  </office:meta>
</office:document-meta>
</file>